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31DFCF959C736E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2cm, 1.032cm, 15.445cm, 5.13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37cm" svg:height="22.299cm" svg:x="1.074cm" svg:y="1.892cm">
          <draw:image xlink:href="Pictures/10000000000005E8000007E0231DFCF959C736E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39:42.319378557</dc:date>
    <meta:editing-duration>PT3M44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